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aecf00" draw:opacity-name="Transparency_20_1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7.493cm" svg:x="3.6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6.84cm" svg:y="10.3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4.194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041cm" svg:y="9.8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7.395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2.242cm" svg:y="7.4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9.596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2.443cm" svg:y="4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9.797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52cm" svg:height="9.311cm" draw:transform="skewX (-4.90668721361239E-017) rotate (2.69182130535085) translate (8.88963249793214cm 12.4336527599675cm)" svg:viewBox="0 0 8153 9312" svg:d="M0 9312c4090 0 4666-560 4666-560 0 0 1885-769 2756-2177 872-1408 832-2658 556-3230s-544-1712-2177-2757-2721-379-2721-379l-398 5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0%" draw:end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5:20:05.999137402</dc:date>
    <meta:editing-duration>PT6M6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